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56cm" draw:marker-end-width="0.456cm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7cm"/>
    </style:style>
    <style:style style:name="gr6" style:family="graphic" style:parent-style-name="standard">
      <style:graphic-properties draw:stroke="solid" svg:stroke-color="#000000" draw:fill="solid" draw:fill-color="#ffffff" fo:min-height="0.25cm"/>
    </style:style>
    <style:style style:name="gr7" style:family="graphic" style:parent-style-name="standard">
      <style:graphic-properties draw:stroke="solid" svg:stroke-color="#000000" draw:fill="solid" draw:fill-color="#ffffff" fo:min-height="0.487cm"/>
    </style:style>
    <style:style style:name="gr8" style:family="graphic" style:parent-style-name="Objekt_20_ohne_20_Füllung_20_und_20_ohne_20_Linie">
      <style:graphic-properties draw:textarea-vertical-align="middle" draw:ole-draw-aspect="1" style:protect="size"/>
    </style:style>
    <style:style style:name="gr9" style:family="graphic" style:parent-style-name="standard">
      <style:graphic-properties draw:stroke="solid" svg:stroke-color="#000000" draw:fill="solid" draw:fill-color="#ffffff" fo:min-height="0.249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 fo:font-family="Arial" style:font-style-name="Standard" style:font-family-generic="swiss" fo:font-size="12pt" fo:font-weight="normal" style:font-family-asian="Arial" style:font-style-name-asian="Standard" style:font-family-generic-asian="swiss" style:font-size-asian="12pt" style:font-weight-asian="normal" style:font-family-complex="Arial" style:font-style-name-complex="Standard" style:font-family-generic-complex="swiss" style:font-size-complex="12pt" style:font-weight-complex="normal"/>
    </style:style>
    <style:style style:name="T6" style:family="text">
      <style:text-properties style:text-position="-33% 58%" fo:font-family="Arial" style:font-style-name="Standard" style:font-family-generic="swiss" fo:font-size="12pt" fo:font-weight="normal" style:font-family-asian="Arial" style:font-style-name-asian="Standard" style:font-family-generic-asian="swiss" style:font-size-asian="12pt" style:font-weight-asian="normal" style:font-family-complex="Arial" style:font-style-name-complex="Standard" style:font-family-generic-complex="swiss" style:font-size-complex="12pt" style:font-weight-complex="normal"/>
    </style:style>
    <style:style style:name="T7" style:family="text">
      <style:text-properties style:text-position="0% 100%" fo:font-family="Arial" style:font-family-generic="roman" style:font-pitch="variable" fo:font-size="12pt" fo:font-weight="normal" style:font-family-asian="Arial" style:font-style-name-asian="Standard" style:font-family-generic-asian="swiss" style:font-size-asian="12pt" style:font-weight-asian="normal" style:font-family-complex="Arial" style:font-style-name-complex="Standard" style:font-family-generic-complex="swis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6.5cm" svg:height="6.8cm" svg:x="4.8cm" svg:y="3cm">
          <text:p/>
        </draw:ellipse>
        <draw:ellipse draw:style-name="gr2" draw:text-style-name="P1" draw:layer="layout" svg:width="6.5cm" svg:height="1cm" svg:x="4.8cm" svg:y="6cm">
          <text:p/>
        </draw:ellipse>
        <draw:line draw:style-name="gr3" draw:text-style-name="P1" draw:layer="layout" svg:x1="4cm" svg:y1="9.3cm" svg:x2="4cm" svg:y2="7.4cm">
          <text:p/>
        </draw:line>
        <draw:line draw:style-name="gr3" draw:text-style-name="P1" draw:layer="layout" svg:x1="4cm" svg:y1="9.3cm" svg:x2="6cm" svg:y2="9.3cm">
          <text:p/>
        </draw:line>
        <draw:line draw:style-name="gr3" draw:text-style-name="P1" draw:layer="layout" svg:x1="4cm" svg:y1="9.3cm" svg:x2="3cm" svg:y2="10.6cm">
          <text:p/>
        </draw:line>
        <draw:line draw:style-name="gr4" draw:text-style-name="P1" draw:layer="layout" svg:x1="4cm" svg:y1="9.3cm" svg:x2="8cm" svg:y2="3cm">
          <text:p/>
        </draw:line>
        <draw:line draw:style-name="gr4" draw:text-style-name="P1" draw:layer="layout" svg:x1="4cm" svg:y1="9.3cm" svg:x2="9.8cm" svg:y2="6.9cm">
          <text:p/>
        </draw:line>
        <draw:line draw:style-name="gr4" draw:text-style-name="P1" draw:layer="layout" svg:x1="4cm" svg:y1="9.3cm" svg:x2="8.1cm" svg:y2="9.8cm">
          <text:p/>
        </draw:line>
        <draw:frame draw:style-name="gr5" draw:text-style-name="P2" draw:layer="layout" svg:width="0.8cm" svg:height="0.837cm" svg:x="6.7cm" svg:y="3.4cm">
          <draw:text-box>
            <text:p><text:span text:style-name="T1">x</text:span><text:span text:style-name="T2">i</text:span></text:p>
          </draw:text-box>
        </draw:frame>
        <draw:frame draw:style-name="gr5" draw:text-style-name="P2" draw:layer="layout" svg:width="0.8cm" svg:height="0.837cm" svg:x="8.5cm" svg:y="7.201cm">
          <draw:text-box>
            <text:p><text:span text:style-name="T1">x</text:span><text:span text:style-name="T2">j</text:span></text:p>
          </draw:text-box>
        </draw:frame>
        <draw:frame draw:style-name="gr5" draw:text-style-name="P2" draw:layer="layout" svg:width="0.9cm" svg:height="0.837cm" svg:x="6.9cm" svg:y="9.602cm">
          <draw:text-box>
            <text:p><text:span text:style-name="T1">x</text:span><text:span text:style-name="T2">k</text:span></text:p>
          </draw:text-box>
        </draw:frame>
        <draw:frame draw:style-name="gr6" draw:text-style-name="P2" draw:layer="layout" svg:width="3.3cm" svg:height="0.837cm" svg:x="9.8cm" svg:y="5.9cm">
          <draw:text-box>
            <text:p><text:span text:style-name="T3">|</text:span><text:span text:style-name="T4">x</text:span><text:span text:style-name="T2">j </text:span><text:span text:style-name="T3">– </text:span><text:span text:style-name="T4">x</text:span><text:span text:style-name="T2">i</text:span><text:span text:style-name="T3">| ~ </text:span><text:span text:style-name="T5">ρ</text:span><text:span text:style-name="T6">ij</text:span><text:span text:style-name="T5"> </text:span><text:span text:style-name="T7">= 0</text:span></text:p>
          </draw:text-box>
        </draw:frame>
        <draw:line draw:style-name="gr4" draw:text-style-name="P1" draw:layer="layout" svg:x1="8cm" svg:y1="3cm" svg:x2="9.7cm" svg:y2="7cm">
          <text:p/>
        </draw:line>
        <draw:line draw:style-name="gr4" draw:text-style-name="P1" draw:layer="layout" svg:x1="8cm" svg:y1="3cm" svg:x2="8cm" svg:y2="9.8cm">
          <text:p/>
        </draw:line>
        <draw:frame draw:style-name="gr7" draw:text-style-name="P2" draw:layer="layout" svg:width="3.6cm" svg:height="0.837cm" svg:x="8.2cm" svg:y="9.063cm">
          <draw:text-box>
            <text:p><text:span text:style-name="T3">|</text:span><text:span text:style-name="T4">x</text:span><text:span text:style-name="T2">k </text:span><text:span text:style-name="T3">– </text:span><text:span text:style-name="T4">x</text:span><text:span text:style-name="T2">i</text:span><text:span text:style-name="T3">| ~ </text:span><text:span text:style-name="T5">ρ</text:span><text:span text:style-name="T6">ik</text:span><text:span text:style-name="T5"> </text:span><text:span text:style-name="T7">= -1</text:span></text:p>
          </draw:text-box>
        </draw:frame>
        <draw:frame draw:style-name="gr8" draw:text-style-name="P1" draw:layer="layout" svg:width="1.999cm" svg:height="0.999cm" svg:x="8.392cm" svg:y="6.16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9" draw:text-style-name="P2" draw:layer="layout" svg:width="1.6cm" svg:height="0.824cm" svg:x="8.2cm" svg:y="2.401cm">
          <draw:text-box>
            <text:p><text:span text:style-name="T5">ρ</text:span><text:span text:style-name="T6">ii</text:span><text:span text:style-name="T5"> </text:span><text:span text:style-name="T7">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0-30T17:40:08.19</meta:creation-date>
    <dc:date>2020-11-03T20:21:03.23</dc:date>
    <meta:editing-duration>PT34M16S</meta:editing-duration>
    <meta:editing-cycles>3</meta:editing-cycles>
    <meta:generator>OpenOffice/4.1.7$Win32 OpenOffice.org_project/417m1$Build-9800</meta:generator>
    <meta:document-statistic meta:object-count="17"/>
  </office:meta>
</office:document-meta>
</file>

<file path=Object 1/content.xml><?xml version="1.0" encoding="utf-8"?>
<math xmlns="http://www.w3.org/1998/Math/MathML"/>
</file>